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-6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Voltaje</text:p>
          </table:table-cell>
          <table:table-cell office:value-type="string" calcext:value-type="string">
            <text:p>Corriente</text:p>
          </table:table-cell>
          <table:table-cell office:value-type="string" calcext:value-type="string">
            <text:p>Luz</text:p>
          </table:table-cell>
        </table:table-row>
        <table:table-row table:style-name="ro1">
          <table:table-cell office:value-type="float" office:value="1540403456" calcext:value-type="float">
            <text:p>1540403456</text:p>
          </table:table-cell>
          <table:table-cell office:value-type="float" office:value="1.69463" calcext:value-type="float">
            <text:p>1.69463</text:p>
          </table:table-cell>
          <table:table-cell office:value-type="float" office:value="2.67342" calcext:value-type="float">
            <text:p>2.67342</text:p>
          </table:table-cell>
          <table:table-cell office:value-type="float" office:value="0.82258" calcext:value-type="float">
            <text:p>0.82258</text:p>
          </table:table-cell>
        </table:table-row>
        <table:table-row table:style-name="ro1">
          <table:table-cell office:value-type="float" office:value="1540403497" calcext:value-type="float">
            <text:p>1540403497</text:p>
          </table:table-cell>
          <table:table-cell office:value-type="float" office:value="1.69625" calcext:value-type="float">
            <text:p>1.69625</text:p>
          </table:table-cell>
          <table:table-cell office:value-type="float" office:value="2.67326" calcext:value-type="float">
            <text:p>2.67326</text:p>
          </table:table-cell>
          <table:table-cell office:value-type="float" office:value="0.82258" calcext:value-type="float">
            <text:p>0.82258</text:p>
          </table:table-cell>
        </table:table-row>
        <table:table-row table:style-name="ro1">
          <table:table-cell office:value-type="float" office:value="1540403538" calcext:value-type="float">
            <text:p>1540403538</text:p>
          </table:table-cell>
          <table:table-cell office:value-type="float" office:value="1.6965" calcext:value-type="float">
            <text:p>1.6965</text:p>
          </table:table-cell>
          <table:table-cell office:value-type="float" office:value="2.67353" calcext:value-type="float">
            <text:p>2.67353</text:p>
          </table:table-cell>
          <table:table-cell office:value-type="float" office:value="0.82261" calcext:value-type="float">
            <text:p>0.82261</text:p>
          </table:table-cell>
        </table:table-row>
        <table:table-row table:style-name="ro1">
          <table:table-cell office:value-type="float" office:value="1540403579" calcext:value-type="float">
            <text:p>1540403579</text:p>
          </table:table-cell>
          <table:table-cell office:value-type="float" office:value="1.69675" calcext:value-type="float">
            <text:p>1.69675</text:p>
          </table:table-cell>
          <table:table-cell office:value-type="float" office:value="2.6738" calcext:value-type="float">
            <text:p>2.6738</text:p>
          </table:table-cell>
          <table:table-cell office:value-type="float" office:value="0.82295" calcext:value-type="float">
            <text:p>0.82295</text:p>
          </table:table-cell>
        </table:table-row>
        <table:table-row table:style-name="ro1">
          <table:table-cell office:value-type="float" office:value="1540403620" calcext:value-type="float">
            <text:p>1540403620</text:p>
          </table:table-cell>
          <table:table-cell office:value-type="float" office:value="1.69704" calcext:value-type="float">
            <text:p>1.69704</text:p>
          </table:table-cell>
          <table:table-cell office:value-type="float" office:value="2.67393" calcext:value-type="float">
            <text:p>2.67393</text:p>
          </table:table-cell>
          <table:table-cell office:value-type="float" office:value="0.82328" calcext:value-type="float">
            <text:p>0.82328</text:p>
          </table:table-cell>
        </table:table-row>
        <table:table-row table:style-name="ro1">
          <table:table-cell office:value-type="float" office:value="1540403661" calcext:value-type="float">
            <text:p>1540403661</text:p>
          </table:table-cell>
          <table:table-cell office:value-type="float" office:value="1.69694" calcext:value-type="float">
            <text:p>1.69694</text:p>
          </table:table-cell>
          <table:table-cell office:value-type="float" office:value="2.67372" calcext:value-type="float">
            <text:p>2.67372</text:p>
          </table:table-cell>
          <table:table-cell office:value-type="float" office:value="0.82363" calcext:value-type="float">
            <text:p>0.82363</text:p>
          </table:table-cell>
        </table:table-row>
        <table:table-row table:style-name="ro1">
          <table:table-cell office:value-type="float" office:value="1540403702" calcext:value-type="float">
            <text:p>1540403702</text:p>
          </table:table-cell>
          <table:table-cell office:value-type="float" office:value="1.69696" calcext:value-type="float">
            <text:p>1.69696</text:p>
          </table:table-cell>
          <table:table-cell office:value-type="float" office:value="2.67411" calcext:value-type="float">
            <text:p>2.67411</text:p>
          </table:table-cell>
          <table:table-cell office:value-type="float" office:value="0.82464" calcext:value-type="float">
            <text:p>0.82464</text:p>
          </table:table-cell>
        </table:table-row>
        <table:table-row table:style-name="ro1">
          <table:table-cell office:value-type="float" office:value="1540403743" calcext:value-type="float">
            <text:p>1540403743</text:p>
          </table:table-cell>
          <table:table-cell office:value-type="float" office:value="1.6971" calcext:value-type="float">
            <text:p>1.6971</text:p>
          </table:table-cell>
          <table:table-cell office:value-type="float" office:value="2.67429" calcext:value-type="float">
            <text:p>2.67429</text:p>
          </table:table-cell>
          <table:table-cell office:value-type="float" office:value="0.82506" calcext:value-type="float">
            <text:p>0.82506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office:value-type="string" calcext:value-type="string">
            <text:p>Minutos</text:p>
          </table:table-cell>
          <table:table-cell table:number-columns-repeated="3" office:value-type="string" calcext:value-type="string">
            <text:p>Promedio</text:p>
          </table:table-cell>
        </table:table-row>
        <table:table-row table:style-name="ro1">
          <table:table-cell table:formula="of:=([.A9]-[.A2])/60" office:value-type="float" office:value="4.78333333333333" calcext:value-type="float">
            <text:p>4.78333333333333</text:p>
          </table:table-cell>
          <table:table-cell table:formula="of:=AVERAGE([.B2:.B9])" office:value-type="float" office:value="1.69652125" calcext:value-type="float">
            <text:p>1.69652125</text:p>
          </table:table-cell>
          <table:table-cell table:formula="of:=AVERAGE([.C2:.C9])" office:value-type="float" office:value="2.6737575" calcext:value-type="float">
            <text:p>2.6737575</text:p>
          </table:table-cell>
          <table:table-cell table:formula="of:=AVERAGE([.D2:.D9])" office:value-type="float" office:value="0.82341625" calcext:value-type="float">
            <text:p>0.82341625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esv. Estandard</text:p>
          </table:table-cell>
        </table:table-row>
        <table:table-row table:style-name="ro1">
          <table:table-cell/>
          <table:table-cell table:formula="of:=STDEV([.B2:.B9])" office:value-type="float" office:value="0.00081723291836364" calcext:value-type="float">
            <text:p>0.000817232918364</text:p>
          </table:table-cell>
          <table:table-cell table:formula="of:=STDEV([.C2:.C9])" office:value-type="float" office:value="0.000349274758811559" calcext:value-type="float">
            <text:p>0.000349274758812</text:p>
          </table:table-cell>
          <table:table-cell table:formula="of:=STDEV([.D2:.D9])" office:value-type="float" office:value="0.000965829584199118" calcext:value-type="float">
            <text:p>0.0009658295841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 style:data-style-name="N2" text:time-value="21:36:34.869855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4T22:28:24.118264651</dc:date>
    <meta:editing-duration>PT43M16S</meta:editing-duration>
    <meta:editing-cycles>2</meta:editing-cycles>
    <meta:generator>LibreOffice/6.0.6.2$Linux_X86_64 LibreOffice_project/00m0$Build-2</meta:generator>
    <meta:document-statistic meta:table-count="1" meta:cell-count="50" meta:object-count="0"/>
  </office:meta>
</office:document-meta>
</file>